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leObj1" manifest:media-type=""/>
  <manifest:file-entry manifest:full-path="Configurations2/" manifest:media-type="application/vnd.sun.xml.ui.configuration"/>
  <manifest:file-entry manifest:full-path="OleObj1" manifest:media-type="application/octet-stream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Söhne Mono" svg:font-family="'Söhne Mono', Monaco, 'Andale Mono', 'Ubuntu Mono', monospac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00%" fo:text-align="start" style:justify-single-word="false"/>
    </style:style>
    <style:style style:name="P3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4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style:use-window-font-color="true" loext:opacity="0%" style:font-name="Calibri" fo:font-size="11pt" fo:font-weight="normal" officeooo:rsid="0009fb12" officeooo:paragraph-rsid="0009fb12" fo:background-color="transparent" style:font-name-asian="Calibri" style:font-name-complex="Calibri"/>
    </style:style>
    <style:style style:name="P5" style:family="paragraph" style:parent-style-name="Standard">
      <style:paragraph-properties fo:margin-top="0cm" fo:margin-bottom="0.353cm" style:contextual-spacing="false" fo:line-height="115%" fo:text-align="start" style:justify-single-word="false"/>
    </style:style>
    <style:style style:name="P6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paragraph-rsid="00098609"/>
    </style:style>
    <style:style style:name="P7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officeooo:rsid="000c2694" officeooo:paragraph-rsid="000c2694"/>
    </style:style>
    <style:style style:name="P8" style:family="paragraph" style:parent-style-name="Standard">
      <style:paragraph-properties fo:margin-top="0cm" fo:margin-bottom="0.353cm" style:contextual-spacing="false" fo:line-height="115%" fo:text-align="start" style:justify-single-word="false"/>
      <style:text-properties fo:color="#000000" loext:opacity="100%" style:font-name="Calibri1" fo:font-size="11pt" officeooo:rsid="000c2694" officeooo:paragraph-rsid="000c2694" style:font-size-asian="11pt" style:font-size-complex="11pt"/>
    </style:style>
    <style:style style:name="P9" style:family="paragraph" style:parent-style-name="Text_20_body">
      <style:paragraph-properties fo:margin-top="0cm" fo:margin-bottom="0.353cm" style:contextual-spacing="false" style:line-height-at-least="0cm" fo:text-align="start" style:justify-single-word="false"/>
      <style:text-properties fo:color="#2a6099" loext:opacity="100%" style:font-name="Calibri1" fo:font-size="10pt" fo:font-weight="normal" officeooo:rsid="0009fb12" officeooo:paragraph-rsid="0009fb12" fo:background-color="transparent" style:font-name-asian="Calibri" style:font-size-asian="10pt" style:font-name-complex="Calibri" style:font-size-complex="10pt"/>
    </style:style>
    <style:style style:name="P10" style:family="paragraph" style:parent-style-name="Text_20_body">
      <style:paragraph-properties style:line-height-at-least="0cm"/>
      <style:text-properties fo:color="#2a6099" loext:opacity="100%" style:font-name="Calibri1" fo:font-size="10pt" style:font-size-asian="10pt" style:font-size-complex="10pt"/>
    </style:style>
    <style:style style:name="P11" style:family="paragraph" style:parent-style-name="Text_20_body">
      <style:paragraph-properties style:line-height-at-least="0cm"/>
      <style:text-properties style:font-name="Calibri1" fo:font-size="10pt" officeooo:paragraph-rsid="000b7d98" style:font-size-asian="10pt" style:font-size-complex="10pt"/>
    </style:style>
    <style:style style:name="P12" style:family="paragraph" style:parent-style-name="Text_20_body">
      <style:paragraph-properties style:line-height-at-least="0cm"/>
      <style:text-properties style:font-name="Calibri1" fo:font-size="10pt" style:font-size-asian="10pt" style:font-size-complex="10pt"/>
    </style:style>
    <style:style style:name="P13" style:family="paragraph" style:parent-style-name="Text_20_body">
      <style:paragraph-properties style:line-height-at-least="0cm"/>
      <style:text-properties style:font-name="Calibri1" fo:font-size="11pt" officeooo:rsid="000c5425" officeooo:paragraph-rsid="000c5425" style:font-size-asian="11pt" style:font-size-complex="11pt"/>
    </style:style>
    <style:style style:name="P14" style:family="paragraph" style:parent-style-name="Text_20_body">
      <style:paragraph-properties fo:margin-top="0cm" fo:margin-bottom="0cm" style:contextual-spacing="false" style:line-height-at-least="0cm"/>
      <style:text-properties style:font-name="Calibri1" fo:font-size="11pt" officeooo:rsid="000c5425" officeooo:paragraph-rsid="000c5425" style:font-size-asian="11pt" style:font-size-complex="11pt"/>
    </style:style>
    <style:style style:name="P15" style:family="paragraph" style:parent-style-name="Text_20_body">
      <style:paragraph-properties fo:margin-top="0cm" fo:margin-bottom="0cm" style:contextual-spacing="false" style:line-height-at-least="0cm"/>
      <style:text-properties fo:color="#000000" loext:opacity="100%" style:font-name="Calibri1" fo:font-size="11pt" officeooo:rsid="000c5425" officeooo:paragraph-rsid="000c5425" style:font-size-asian="11pt" style:font-size-complex="11pt"/>
    </style:style>
    <style:style style:name="T1" style:family="text">
      <style:text-properties style:use-window-font-color="true" loext:opacity="0%" style:font-name="Calibri" fo:font-size="11pt" fo:font-weight="normal" fo:background-color="transparent" loext:char-shading-value="0" style:font-name-asian="Calibri" style:font-name-complex="Calibri"/>
    </style:style>
    <style:style style:name="T2" style:family="text">
      <style:text-properties style:use-window-font-color="true" loext:opacity="0%" style:font-name="Calibri" fo:font-size="11pt" fo:font-weight="normal" officeooo:rsid="00098609" fo:background-color="transparent" loext:char-shading-value="0" style:font-name-asian="Calibri" style:font-name-complex="Calibri"/>
    </style:style>
    <style:style style:name="T3" style:family="text">
      <style:text-properties style:use-window-font-color="true" loext:opacity="0%" style:font-name="Calibri" fo:font-size="11pt" fo:font-weight="bold" fo:background-color="transparent" loext:char-shading-value="0" style:font-name-asian="Calibri" style:font-name-complex="Calibri"/>
    </style:style>
    <style:style style:name="T4" style:family="text">
      <style:text-properties style:use-window-font-color="true" loext:opacity="0%" style:font-name="Calibri" fo:font-weight="normal" fo:background-color="transparent" loext:char-shading-value="0" style:font-name-asian="Calibri" style:font-name-complex="Calibri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b7d98"/>
    </style:style>
    <style:style style:name="T7" style:family="text">
      <style:text-properties fo:font-variant="normal" fo:text-transform="none" fo:color="#374151" loext:opacity="100%" style:font-name="S hne" fo:font-size="12pt" fo:letter-spacing="normal" fo:font-style="normal" fo:font-weight="normal"/>
    </style:style>
    <style:style style:name="T8" style:family="text">
      <style:text-properties fo:font-variant="normal" fo:text-transform="none" fo:color="#374151" loext:opacity="100%" style:font-name="S hne" fo:letter-spacing="normal" fo:font-style="normal" fo:font-weight="normal"/>
    </style:style>
    <style:style style:name="T9" style:family="text">
      <style:text-properties fo:font-variant="normal" fo:text-transform="none" fo:color="#374151" loext:opacity="100%" fo:letter-spacing="normal" fo:font-style="normal" style:text-underline-style="none" fo:font-weight="normal"/>
    </style:style>
    <style:style style:name="T10" style:family="text">
      <style:text-properties fo:font-variant="normal" fo:text-transform="none" fo:color="#374151" loext:opacity="100%" fo:letter-spacing="normal" fo:font-style="normal" style:text-underline-style="none" fo:font-weight="normal" officeooo:rsid="000b7d98"/>
    </style:style>
    <style:style style:name="T11" style:family="text">
      <style:text-properties fo:font-variant="normal" fo:text-transform="none" fo:color="#374151" loext:opacity="100%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fo:background-color="transparent" loext:char-shading-value="0" style:font-name-asian="Calibri" style:font-name-complex="Calibri"/>
    </style:style>
    <style:style style:name="T14" style:family="text">
      <style:text-properties fo:font-variant="normal" fo:text-transform="none" fo:color="#ffffff" loext:opacity="100%" fo:letter-spacing="normal"/>
    </style:style>
    <style:style style:name="T15" style:family="text">
      <style:text-properties fo:font-variant="normal" fo:text-transform="none" fo:color="#ffffff" loext:opacity="100%" style:font-name="Söhne Mono" fo:font-size="10.5pt" fo:letter-spacing="normal" fo:font-style="normal" fo:font-weight="normal"/>
    </style:style>
    <style:style style:name="T16" style:family="text">
      <style:text-properties fo:font-weight="normal" fo:background-color="transparent" loext:char-shading-value="0" style:font-name-asian="Calibri" style:font-name-complex="Calibri"/>
    </style:style>
    <style:style style:name="T17" style:family="text">
      <style:text-properties fo:color="#2a6099" loext:opacity="100%" style:font-name="Calibri1" fo:font-size="10pt" style:text-underline-style="none" officeooo:rsid="000b7d98" style:font-size-asian="10pt" style:font-size-complex="10pt"/>
    </style:style>
    <style:style style:name="T18" style:family="text">
      <style:text-properties fo:color="#2a6099" loext:opacity="100%" style:text-underline-style="none"/>
    </style:style>
    <style:style style:name="T19" style:family="text">
      <style:text-properties fo:color="#2a6099" loext:opacity="100%" style:text-underline-style="none" officeooo:rsid="000b7d98"/>
    </style:style>
    <style:style style:name="T20" style:family="text">
      <style:text-properties loext:padding="0.049cm" loext:border="0.06pt solid #d9d9e3"/>
    </style:style>
    <style:style style:name="fr1" style:family="graphic" style:parent-style-name="OLE">
      <style:graphic-properties style:vertical-pos="top" style:vertical-rel="baseline" draw:visible-area-left="0cm" draw:visible-area-top="0cm" draw:visible-area-width="5cm" draw:visible-area-height="5cm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DF.4</text:p>
      <text:p text:style-name="P3">4.4</text:p>
      <text:p text:style-name="P3">B)</text:p>
      <text:p text:style-name="P3">a) Moim zdaniem przejście do trybu uprzywilejowanego powinno być zabezpieczone hasłem aby nieproszoni użytkownicy danego routera nie mogli używać poleceń.</text:p>
      <text:p text:style-name="P3">b) W trybie uprzywielejowanym są polecenia testujące sieć np:</text:p>
      <text:p text:style-name="P1"><text:span text:style-name="T3">ping</text:span><text:span text:style-name="T1"> - służy do testowania połączenia między dwoma hostami w sieci poprzez wysyłanie pakietów ICMP echo request i oczekiwanie na odpowiedzi.</text:span></text:p>
      <text:p text:style-name="P1"><text:span text:style-name="T3">traceroute</text:span><text:span text:style-name="T1"> - umożliwia śledzenie drogi, jaką pakiet musi przejść przez sieć, aby dotrzeć do określonego hosta.</text:span></text:p>
      <text:p text:style-name="P1"><text:span text:style-name="T3">show ip interface brief</text:span><text:span text:style-name="T1"> - wyświetla informacje o wszystkich interfejsach sieciowych na routerze, takie jak ich nazwy, adresy IP i stany.</text:span></text:p>
      <text:p text:style-name="P1"><text:span text:style-name="T3">show ip route</text:span><text:span text:style-name="T1"> - wyświetla informacje o trasach sieciowych zapisanych w tablicy routingu na routerze.</text:span></text:p>
      <text:p text:style-name="P1"><text:span text:style-name="T3">show cdp neighbors </text:span><text:span text:style-name="T1">- wyświetla informacje o sąsiednich urządzeniach w sieci, które korzystają z protokołu CDP (Cisco Discovery Protocol).</text:span></text:p>
      <text:p text:style-name="P1"><text:span text:style-name="T3">show interface </text:span><text:span text:style-name="T1">- umożliwia wyświetlenie szczegółowych informacji o danym interfejsie sieciowym, takich jak statystyki przesyłania danych, błędy transmisji, stany interfejsu itp.</text:span></text:p>
      <text:p text:style-name="P1"><text:span text:style-name="T3">debug </text:span><text:span text:style-name="T1">- pozwala na śledzenie ruchu sieciowego i analizowanie logów na żywo. Jednakże, należy uważać przy korzystaniu z tego polecenia, ponieważ może ono wpłynąć na wydajność routera i zwiększyć obciążenie sieci.</text:span></text:p>
      <text:p text:style-name="P3">c) ping {adres_IP} [opcje]</text:p>
      <text:p text:style-name="P6"><text:span text:style-name="T2">d) </text:span>-c [liczba]: określa liczbę pakietów do wysłania</text:p>
      <text:p text:style-name="P6">-s [rozmiar]: określa rozmiar pakietów w bajtach</text:p>
      <text:p text:style-name="P6">-t [czas]: określa maksymalny czas oczekiwania na odpowiedź w sekundach</text:p>
      <text:p text:style-name="P3">e)traceroute {adres_IP}</text:p>
      <text:p text:style-name="P3">f)show ip interface brief</text:p>
      <text:p text:style-name="P4">4.5/4.6</text:p>
      <text:p text:style-name="P4">Opcje polecenia show:</text:p>
      <text:p text:style-name="P9"><text:span text:style-name="T5">show arp ethernet</text:span></text:p>
      <text:p text:style-name="P10"><text:span text:style-name="T5">show authentication</text:span></text:p>
      <text:p text:style-name="P10"><text:span text:style-name="T5">show backplane</text:span></text:p>
      <text:p text:style-name="P10"><text:span text:style-name="T5">show boot-config</text:span></text:p>
      <text:p text:style-name="P10"><text:soft-page-break/><text:span text:style-name="T5">show bridge-forwarding</text:span></text:p>
      <text:p text:style-name="P10"><text:span text:style-name="T5">show bridge-group</text:span></text:p>
      <text:p text:style-name="P10"><text:span text:style-name="T5">show bridge-subnets</text:span></text:p>
      <text:p text:style-name="P10"><text:span text:style-name="T5">show card</text:span></text:p>
      <text:p text:style-name="P10"><text:span text:style-name="T5">show card-inventory</text:span></text:p>
      <text:p text:style-name="P10"><text:span text:style-name="T5">show cdp</text:span></text:p>
      <text:p text:style-name="P10"><text:span text:style-name="T5">show cdp entry</text:span></text:p>
      <text:p text:style-name="P10"><text:span text:style-name="T5">show cdp neighbors</text:span></text:p>
      <text:p text:style-name="P10"><text:span text:style-name="T5">show clock</text:span></text:p>
      <text:p text:style-name="P10"><text:span text:style-name="T5">show config</text:span></text:p>
      <text:p text:style-name="P10"><text:span text:style-name="T5">show diagnostic</text:span></text:p>
      <text:p text:style-name="P10"><text:span text:style-name="T5">show diagnostic card</text:span></text:p>
      <text:p text:style-name="P10"><text:span text:style-name="T5">show diagnostic chassis</text:span></text:p>
      <text:p text:style-name="P10"><text:span text:style-name="T5">show diagnostic fan</text:span></text:p>
      <text:p text:style-name="P10"><text:span text:style-name="T5">show diagnostic fru-error</text:span></text:p>
      <text:p text:style-name="P10"><text:span text:style-name="T5">show diagnostic interface ethernet</text:span></text:p>
      <text:p text:style-name="P10"><text:span text:style-name="T5">show diagnostic interface fc</text:span></text:p>
      <text:p text:style-name="P10"><text:span text:style-name="T5">show diagnostic interface ib</text:span></text:p>
      <text:p text:style-name="P10"><text:span text:style-name="T5">show diagnostic post</text:span></text:p>
      <text:p text:style-name="P10"><text:span text:style-name="T5">show diagnostic power-supply</text:span></text:p>
      <text:p text:style-name="P10"><text:span text:style-name="T5">show diagnostic rack-locator</text:span></text:p>
      <text:p text:style-name="P10"><text:span text:style-name="T5">show fan</text:span></text:p>
      <text:p text:style-name="P10"><text:span text:style-name="T5">show fc srp initiator</text:span></text:p>
      <text:p text:style-name="P10"><text:span text:style-name="T5">show fc srp initiator-wwpn-view</text:span></text:p>
      <text:p text:style-name="P10"><text:span text:style-name="T5">show fc srp it</text:span></text:p>
      <text:p text:style-name="P10"><text:span text:style-name="T5">show fc srp itl</text:span></text:p>
      <text:p text:style-name="P10"><text:span text:style-name="T5">show fc srp itl-statistics</text:span></text:p>
      <text:p text:style-name="P10"><text:span text:style-name="T5">show fc srp lu</text:span></text:p>
      <text:p text:style-name="P10"><text:soft-page-break/><text:span text:style-name="T5">show fc srp statistics</text:span></text:p>
      <text:p text:style-name="P10"><text:span text:style-name="T5">show fc srp target</text:span></text:p>
      <text:p text:style-name="P10"><text:span text:style-name="T5">show fc srp-global</text:span></text:p>
      <text:p text:style-name="P11"><text:span text:style-name="T19">show flash - </text:span><text:span text:style-name="T9">wyświetla informacje o pamięci flash urządzenia, w tym ilość wolnej pamięci, listę plików zapisanych w <text:s text:c="29"/><text:tab/>pamięci flash itp.</text:span><text:span text:style-name="T5"> </text:span></text:p>
      <text:p text:style-name="P10"><text:span text:style-name="T5">show host</text:span></text:p>
      <text:p text:style-name="P10"><text:span text:style-name="T5">show ib dm ioc</text:span></text:p>
      <text:p text:style-name="P10"><text:span text:style-name="T5">show ib dm iou</text:span></text:p>
      <text:p text:style-name="P10"><text:span text:style-name="T5">show ib pm config</text:span></text:p>
      <text:p text:style-name="P10"><text:span text:style-name="T5">show ib pm connection counter</text:span></text:p>
      <text:p text:style-name="P10"><text:span text:style-name="T5">show ib pm connection monitor</text:span></text:p>
      <text:p text:style-name="P10"><text:span text:style-name="T5">show ib pm port counter</text:span></text:p>
      <text:p text:style-name="P10"><text:span text:style-name="T5">show ib pm port monitor</text:span></text:p>
      <text:p text:style-name="P10"><text:span text:style-name="T5">show ib pm threshold</text:span></text:p>
      <text:p text:style-name="P10"><text:span text:style-name="T5">show ib sm configuration</text:span></text:p>
      <text:p text:style-name="P10"><text:span text:style-name="T5">show ib sm db-sync</text:span></text:p>
      <text:p text:style-name="P10"><text:span text:style-name="T5">show ib sm sm-info</text:span></text:p>
      <text:p text:style-name="P10"><text:span text:style-name="T5">show ib sm multicast</text:span></text:p>
      <text:p text:style-name="P10"><text:span text:style-name="T5">show ib sm neighbor</text:span></text:p>
      <text:p text:style-name="P10"><text:span text:style-name="T5">show ib sm node</text:span></text:p>
      <text:p text:style-name="P10"><text:span text:style-name="T5">show ib sm partition</text:span></text:p>
      <text:p text:style-name="P10"><text:span text:style-name="T5">show ib sm port</text:span></text:p>
      <text:p text:style-name="P10"><text:span text:style-name="T5">show ib sm service</text:span></text:p>
      <text:p text:style-name="P10"><text:span text:style-name="T5">show ib sm subscription</text:span></text:p>
      <text:p text:style-name="P10"><text:span text:style-name="T5">show ib sm switch</text:span></text:p>
      <text:p text:style-name="P10"><text:span text:style-name="T5">show ib sm switch-elem-route</text:span></text:p>
      <text:p text:style-name="P10"><text:span text:style-name="T5">show ib sm switch-route</text:span></text:p>
      <text:p text:style-name="P10"><text:span text:style-name="T5">show ib-agent channel-adapter</text:span></text:p>
      <text:p text:style-name="P10"><text:soft-page-break/><text:span text:style-name="T5">show ib-agent summary</text:span></text:p>
      <text:p text:style-name="P10"><text:span text:style-name="T5">show ib-agent switch</text:span></text:p>
      <text:p text:style-name="P10"><text:span text:style-name="T5">show interface ethernet</text:span></text:p>
      <text:p text:style-name="P10"><text:span text:style-name="T5">show interface fc</text:span></text:p>
      <text:p text:style-name="P10"><text:span text:style-name="T5">show interface gateway</text:span></text:p>
      <text:p text:style-name="P10"><text:span text:style-name="T5">show interface ib</text:span></text:p>
      <text:p text:style-name="P11"><text:span text:style-name="T19">show interfaces - </text:span><text:span text:style-name="T9">wyświetla informacje na temat stanu i konfiguracji interfejsów urządzenia sieciowego, takie jak <text:tab/> <text:s text:c="6"/>adresy IP, adresy MAC, prędkość transmisji danych, liczba błędów itp.</text:span><text:span text:style-name="T5"> </text:span></text:p>
      <text:p text:style-name="P10"><text:span text:style-name="T5">show interface mgmt-ethernet</text:span></text:p>
      <text:p text:style-name="P10"><text:span text:style-name="T5">show interface mgmt-ib</text:span></text:p>
      <text:p text:style-name="P10"><text:span text:style-name="T5">show interface mgmt-serial</text:span></text:p>
      <text:p text:style-name="P12"><text:span text:style-name="T18">show ip </text:span><text:span text:style-name="T19">route - </text:span><text:span text:style-name="T10">wyświetla tablicę routingu dla protokołu IP zawierającą informacje na temat sieci, maski podsieci, <text:tab/> <text:s text:c="2"/>bramy domyślnej, interfejsu wyjściowego itp.</text:span><text:span text:style-name="T6"> </text:span></text:p>
      <text:p text:style-name="P10"><text:span text:style-name="T5">show ip http</text:span></text:p>
      <text:p text:style-name="P10"><text:span text:style-name="T5">show ip http server secure</text:span></text:p>
      <text:p text:style-name="P10"><text:span text:style-name="T5">show location</text:span></text:p>
      <text:p text:style-name="P10"><text:span text:style-name="T5">show logging</text:span></text:p>
      <text:p text:style-name="P10"><text:span text:style-name="T5">show ntp</text:span></text:p>
      <text:p text:style-name="P10"><text:span text:style-name="T5">show power-supply</text:span></text:p>
      <text:p text:style-name="P10"><text:span text:style-name="T5">show redundancy-group</text:span></text:p>
      <text:p text:style-name="P10"><text:span text:style-name="T5">show running-status</text:span></text:p>
      <text:p text:style-name="P11"><text:span text:style-name="T18">show running-</text:span><text:span text:style-name="T19">config - </text:span><text:span text:style-name="T10">wyświetla bieżącą konfigurację urządzenia sieciowego, w tym informacje na temat interfejsów, <text:tab/> <text:s text:c="14"/>protokołów routingu, list dostępu itp.</text:span><text:span text:style-name="T6"> </text:span></text:p>
      <text:p text:style-name="P10"><text:span text:style-name="T5">show sensor</text:span></text:p>
      <text:p text:style-name="P10"><text:span text:style-name="T5">show snmp</text:span></text:p>
      <text:p text:style-name="P11"><text:span text:style-name="T18">show </text:span><text:span text:style-name="T19">startup</text:span><text:span text:style-name="T18">-</text:span><text:span text:style-name="T19">config</text:span><text:span text:style-name="T18"> - </text:span><text:span text:style-name="T9">wyświetla konfigurację urządzenia sieciowego, która zostanie załadowana podczas startu <text:tab/><text:tab/> <text:s text:c="13"/>urządzenia. Jest to zapisana w pamięci nieulotnej (NVRAM) kopia konfiguracji.</text:span><text:span text:style-name="T5"> </text:span></text:p>
      <text:p text:style-name="P10"><text:span text:style-name="T5">show system</text:span></text:p>
      <text:p text:style-name="P10"><text:span text:style-name="T5">show system-mode</text:span></text:p>
      <text:p text:style-name="P10"><text:span text:style-name="T5">show system-services</text:span></text:p>
      <text:p text:style-name="P10"><text:soft-page-break/><text:span text:style-name="T5">show terminal</text:span></text:p>
      <text:p text:style-name="P10"><text:span text:style-name="T5">show trace</text:span></text:p>
      <text:p text:style-name="P10"><text:span text:style-name="T5">show trunk</text:span></text:p>
      <text:p text:style-name="P10"><text:span text:style-name="T5">show user</text:span></text:p>
      <text:p text:style-name="P12"><text:span text:style-name="T18">show version -</text:span><text:span text:style-name="T9"> wyświetla informacje na temat wersji systemu operacyjnego IOS, sprzętu, wersji oprogramowania, <text:tab/> <text:s/>licencji itp.</text:span><text:span text:style-name="T5"> </text:span></text:p>
      <text:p text:style-name="P13">4.10</text:p>
      <text:p text:style-name="P13">c) Np:</text:p>
      <text:p text:style-name="P14">interface FastEthernet0/0</text:p>
      <text:p text:style-name="P14"><text:s/>ip address 192.168.1.1 255.255.255.0</text:p>
      <text:p text:style-name="P14"/>
      <text:p text:style-name="P15"><text:span text:style-name="T12">Oznacza to, że interfejs FastEthernet0/0 ma przypisany adres IP 192.168.1.1 z maską podsieci 255.255.255.0.</text:span> </text:p>
      <text:p text:style-name="P15"/>
      <text:p text:style-name="P15"><text:span text:style-name="T12">d) Plik konfiguracyjny routera może zawierać wiele różnych informacji, np. konfiguracje interfejsów, protokołów routingu, listy kontrol dostępu (ACL), ustawienia bezpieczeństwa, konfiguracje usług sieciowych, itp. W zależności od potrzeb administratora sieci, w pliku konfiguracyjnym mogą być zawarte różne ustawienia i konfiguracje.</text:span> </text:p>
      <text:p text:style-name="P14"/>
      <text:p text:style-name="P3">4.9</text:p>
      <text:p text:style-name="P1"><text:span text:style-name="T1">Polecenie </text:span><text:span text:style-name="T3">show interfaces </text:span><text:span text:style-name="T1">wyświetla szczegółowe informacje na temat stanu interfejsów sieciowych na routerze, w tym między innymi:</text:span></text:p>
      <text:p text:style-name="P1"><text:span text:style-name="T1">Nazwy interfejsów, Adresy IP interfejsów, Status i protokół, Statystyki pakietów, Szybkość transmisji (np. 10Mb/s, 100Mb/s, 1Gb/s), Typ interfejsu (np. Ethernet, GigabitEthernet, Serial), Adresy MAC (fizyczne) interfejsów, MTU</text:span></text:p>
      <text:p text:style-name="P7"><text:span text:style-name="T1">4.12</text:span></text:p>
      <text:p text:style-name="P8"><text:span text:style-name="T13">a) Domyślnie, router Cisco wysyła pakiety CDP (Cisco Discovery Protocol) co 60 sekund. Informacje o urządzeniach sąsiednich przechowywane są w pamięci podręcznej przez 180 sekund (3 minuty), po tym czasie są usuwane.</text:span><text:span text:style-name="T16"> </text:span></text:p>
      <text:p text:style-name="P8"><text:span text:style-name="T13">b) Tak, domyślnie router Cisco wysyła pakiety CDP do wszystkich urządzeń w sieci LAN. Aby sprawdzić czy router wysyła pakiety CDP, można użyć polecenia "show cdp interface". Wiadomość protokołu CDP składa się z kilku pól, m.in. nazwy interfejsu, adresu IP urządzenia, wersji systemu, nazwy modelu i numeru seryjnego urządzenia. Wiadomość CDP jest wysyłana w formacie ramki Ethernet.</text:span><text:span text:style-name="T16"> </text:span></text:p>
      <text:p text:style-name="P8"><text:span text:style-name="T4">4.13</text:span></text:p>
      <text:p text:style-name="P8"><text:span text:style-name="T13">a) W tablicy routingu można znaleźć informacje o dostępnych sieciach, ich adresach IP, maskach podsieci, interfejsach, na które są podłączone, a także informacje o trasach routingu dla danych sieci. </text:span></text:p>
      <text:p text:style-name="P8"><text:span text:style-name="T13">b) Do podjęcia decyzji o routingu potrzebne są informacje o dostępnych sieciach, maskach podsieci, interfejsach, na które są podłączone, a także metryki, które określają najlepszą trasę do danej sieci. </text:span></text:p>
      <text:p text:style-name="P8"><text:soft-page-break/><text:span text:style-name="T13">c) Na podstawie polecenia "show ip route" można stwierdzić, czy na routerze został uruchomiony routing statyczny, dynamiczny, czy też oba równocześnie.</text:span></text:p>
      <text:p text:style-name="P8"><text:span text:style-name="T13">d) Na routerze może być uruchomiony jeden lub wiele protokołów routingu dynamicznego, takich jak OSPF, RIP, EIGRP, BGP itp. Można to sprawdzić w konfiguracji routera lub poprzez polecenie "show ip protocols".</text:span></text:p>
      <text:p text:style-name="P8"><text:span text:style-name="T13">e) Na podstawie tablicy routingu można stworzyć mapę sieci, która pokaże, jakie sieci są dostępne w danej sieci lokalnej lub globalnej, jakie urządzenia są połączone z siecią i jakie trasy routingu są dostępne. Jednakże, ta mapa nie będzie kompletna, ponieważ może brakować informacji o sieciach poza siecią lokalną, których trasa nie jest znana i których nie ma w tablicy routingu.</text:span><text:span text:style-name="T16"> </text:span></text:p>
      <text:p text:style-name="P3">___________________________________________________________________________</text:p>
      <text:p text:style-name="P3">PDF.5</text:p>
      <text:p text:style-name="P3">4.3</text:p>
      <text:p text:style-name="P1"><text:span text:style-name="T1">a) Polecenie </text:span><text:span text:style-name="T3">show running-config </text:span><text:span text:style-name="T1">w trybie uprzywielejowanym pozwala na wyświetlenie aktualnej konfiguracji routera. W pliku konfig znajdują się: nazwy interfejsów, adresy IP, maski podsieci, konfiguracje protokołów routingu czy NAT albo ACL.</text:span></text:p>
      <text:p text:style-name="P3">Przykładowe właściwości protokołu </text:p>
      <text:p text:style-name="P2"><draw:frame draw:style-name="fr1" draw:name="Obiekt1" text:anchor-type="as-char" svg:width="0cm" style:rel-width="scale" svg:height="0cm" style:rel-height="scale" draw:z-index="0"><draw:object-ole xlink:href="./OleObj1" xlink:type="simple" xlink:show="embed" xlink:actuate="onLoad"/><draw:image xlink:href="./ObjectReplacements/OleObj1" xlink:type="simple" xlink:show="embed" xlink:actuate="onLoad"/></draw:frame></text:p>
      <text:p text:style-name="P3">4.6</text:p>
      <text:p text:style-name="P1"><text:span text:style-name="T1">d) Tak, w celu sprawdzenia dostępności interfejsu FastEthernet można urzyć narzędzie diagnostycznego ping, które działa na warstwie sieci (protokół ICMP)</text:span></text:p>
      <text:p text:style-name="P3"><text:soft-page-break/>4.7</text:p>
      <text:p text:style-name="P1"><text:span text:style-name="T1">b) Jest to zależne od połączonych z routerem sieciach, w każdej chwili czasu, liczba sieci zapisanych w tablicy routingu na danym routerze może się zmieniać, gdyż zmieniają się warunki sieciowe, połączenia między routerami, parametry protokołów routingu czy też dodawane są nowe sieci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/>
    <style:font-face style:name="Calibri1" svg:font-family="Calibri" style:font-family-generic="swiss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Söhne Mono" svg:font-family="'Söhne Mono', Monaco, 'Andale Mono', 'Ubuntu Mono', monospac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1" fo:font-size="11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7T11:13:53.217000000</dc:date>
    <meta:editing-duration>PT23M43S</meta:editing-duration>
    <meta:editing-cycles>5</meta:editing-cycles>
    <meta:generator>LibreOffice/7.4.1.2$Windows_X86_64 LibreOffice_project/3c58a8f3a960df8bc8fd77b461821e42c061c5f0</meta:generator>
    <meta:document-statistic meta:table-count="0" meta:image-count="0" meta:object-count="1" meta:page-count="7" meta:paragraph-count="138" meta:word-count="1071" meta:character-count="7521" meta:non-whitespace-character-count="6495"/>
  </office:meta>
</office:document-meta>
</file>